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enlo" svg:font-family="Menlo"/>
    <style:font-face style:name="Menlo-Regular" svg:font-family="Menlo-Regular"/>
    <style:font-face style:name="Menlo1" svg:font-family="Menl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 style:list-style-name="L1">
      <style:paragraph-properties fo:padding="0.049cm" fo:border="0.035cm solid #000000" style:shadow="none"/>
      <style:text-properties fo:font-size="10pt" style:font-size-asian="10pt" style:font-size-complex="10pt"/>
    </style:style>
    <style:style style:name="P4" style:family="paragraph" style:parent-style-name="Standard" style:list-style-name="L1">
      <style:paragraph-properties fo:padding="0.049cm" fo:border="0.035cm solid #000000" style:shadow="none"/>
    </style:style>
    <style:style style:name="P5" style:family="paragraph" style:parent-style-name="Standard" style:list-style-name="L1">
      <style:paragraph-properties fo:padding="0.049cm" fo:border="0.035cm solid #000000" style:shadow="none" style:join-border="false"/>
    </style:style>
    <style:style style:name="P6" style:family="paragraph" style:parent-style-name="Text_20_body" style:list-style-name="L1"/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 style:list-style-name="L1">
      <style:text-properties fo:font-weight="bold" style:font-weight-asian="bold" style:font-weight-complex="bold"/>
    </style:style>
    <style:style style:name="P9" style:family="paragraph" style:parent-style-name="Text_20_body" style:list-style-name="L1">
      <style:text-properties fo:font-weight="normal" style:font-weight-asian="normal" style:font-weight-complex="normal"/>
    </style:style>
    <style:style style:name="P10" style:family="paragraph" style:parent-style-name="Text_20_body">
      <style:text-properties fo:font-style="normal" style:font-style-asian="normal" style:font-style-complex="normal"/>
    </style:style>
    <style:style style:name="P11" style:family="paragraph" style:parent-style-name="Text_20_body" style:list-style-name="L1">
      <style:text-properties fo:font-style="normal" style:font-style-asian="normal" style:font-style-complex="normal"/>
    </style:style>
    <style:style style:name="P12" style:family="paragraph" style:parent-style-name="Text_20_body" style:list-style-name="L1">
      <style:paragraph-properties fo:padding="0.049cm" fo:border="0.035cm solid #000000" style:shadow="none" style:join-border="false"/>
      <style:text-properties fo:font-size="10pt" style:font-size-asian="10pt" style:font-size-complex="10pt"/>
    </style:style>
    <style:style style:name="P13" style:family="paragraph" style:parent-style-name="Text_20_body" style:list-style-name="L1">
      <style:paragraph-properties fo:padding="0.049cm" fo:border="0.035cm solid #000000" style:shadow="none"/>
      <style:text-properties style:font-name="Menlo1" fo:font-size="10pt" style:font-size-asian="10pt" style:font-size-complex="10pt"/>
    </style:style>
    <style:style style:name="T1" style:family="text">
      <style:text-properties style:font-name="Menlo" fo:font-size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color="#b3b3b3" style:font-name="Menlo" fo:font-size="10pt"/>
    </style:style>
    <style:style style:name="T11" style:family="text">
      <style:text-properties fo:color="#b3b3b3" style:font-name="Menlo1" fo:font-size="10pt" fo:font-weight="normal" style:font-name-asian="Menlo-Regular" style:font-size-asian="10pt" style:font-weight-asian="normal" style:font-name-complex="Menlo-Regular" style:font-size-complex="10pt" style:font-weight-complex="normal"/>
    </style:style>
    <style:style style:name="T12" style:family="text">
      <style:text-properties fo:color="#b3b3b3" style:font-name="Menlo1" fo:font-size="10pt" style:font-name-asian="Menlo-Regular" style:font-size-asian="10pt" style:font-name-complex="Menlo-Regular" style:font-size-complex="10pt"/>
    </style:style>
    <style:style style:name="T13" style:family="text">
      <style:text-properties fo:color="#b3b3b3" style:font-name="Menlo1" fo:font-size="10pt" style:font-name-asian="Menlo-Regular" style:font-size-asian="10pt" style:font-name-complex="Menlo-Regular" style:font-size-complex="10pt"/>
    </style:style>
    <style:style style:name="T14" style:family="text">
      <style:text-properties fo:color="#b3b3b3" style:font-name="Menlo-Regular" fo:font-weight="normal" style:font-name-asian="Menlo-Regular" style:font-weight-asian="normal" style:font-name-complex="Menlo-Regular" style:font-weight-complex="normal"/>
    </style:style>
    <style:style style:name="T15" style:family="text">
      <style:text-properties fo:color="#b3b3b3" style:font-name="Menlo-Regular" style:font-name-asian="Menlo-Regular" style:font-name-complex="Menlo-Regular"/>
    </style:style>
    <style:style style:name="T16" style:family="text">
      <style:text-properties fo:color="#000000" style:font-name="Menlo-Regular" fo:font-size="10pt" fo:font-weight="bold" style:font-name-asian="Menlo-Regular" style:font-size-asian="10pt" style:font-weight-asian="bold" style:font-name-complex="Menlo-Regular" style:font-size-complex="10pt" style:font-weight-complex="bold"/>
    </style:style>
    <style:style style:name="T17" style:family="text">
      <style:text-properties fo:color="#000000" style:font-name="Menlo-Regular" fo:font-weight="normal" style:font-name-asian="Menlo-Regular" style:font-weight-asian="normal" style:font-name-complex="Menlo-Regular" style:font-weight-complex="normal"/>
    </style:style>
    <style:style style:name="T18" style:family="text">
      <style:text-properties fo:color="#000000" style:font-name="Menlo-Regular" style:font-name-asian="Menlo-Regular" style:font-name-complex="Menlo-Regular"/>
    </style:style>
    <style:style style:name="T19" style:family="text">
      <style:text-properties fo:color="#000000" style:font-name="Menlo1" fo:font-size="10pt" style:font-name-asian="Menlo-Regular" style:font-size-asian="10pt" style:font-name-complex="Menlo-Regular" style:font-size-complex="10pt"/>
    </style:style>
    <style:style style:name="T20" style:family="text">
      <style:text-properties fo:color="#000000" style:font-name="Menlo1" fo:font-size="10pt" fo:font-weight="bold" style:font-name-asian="Menlo-Regular" style:font-size-asian="10pt" style:font-weight-asian="bold" style:font-name-complex="Menlo-Regular" style:font-size-complex="10pt" style:font-weight-complex="bold"/>
    </style:style>
    <style:style style:name="T21" style:family="text">
      <style:text-properties fo:color="#000000" style:font-name-asian="Menlo-Regular" style:font-name-complex="Menlo-Regular"/>
    </style:style>
    <style:style style:name="T22" style:family="text">
      <style:text-properties fo:color="#000000" style:font-name="Menlo-Regular" fo:font-size="24pt" style:font-name-asian="Menlo-Regular" style:font-size-asian="24pt" style:font-name-complex="Menlo-Regular" style:font-size-complex="24pt"/>
    </style:style>
    <style:style style:name="T23" style:family="text">
      <style:text-properties fo:color="#000000" style:font-name="Menlo-Regular" style:font-name-asian="Menlo-Regular" style:font-name-complex="Menlo-Regular"/>
    </style:style>
    <style:style style:name="T24" style:family="text">
      <style:text-properties fo:color="#000000" style:font-name="Menlo-Regular" fo:font-size="10pt" style:font-name-asian="Menlo-Regular" style:font-size-asian="10pt" style:font-name-complex="Menlo-Regular" style:font-size-complex="10pt"/>
    </style:style>
    <style:style style:name="T25" style:family="text">
      <style:text-properties fo:color="#000000" style:font-name-asian="Menlo-Regular" style:font-name-complex="Menlo-Regular"/>
    </style:style>
    <style:style style:name="T26" style:family="text">
      <style:text-properties fo:color="#000000" style:font-name="Menlo1" fo:font-size="10pt" style:font-name-asian="Menlo-Regular" style:font-size-asian="10pt" style:font-name-complex="Menlo-Regular" style:font-size-complex="10pt"/>
    </style:style>
    <style:style style:name="T27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color="#2b839f" style:font-name="Menlo-Regular" fo:font-size="10pt" fo:font-weight="bold" style:font-name-asian="Menlo-Regular" style:font-size-asian="10pt" style:font-weight-asian="bold" style:font-name-complex="Menlo-Regular" style:font-size-complex="10pt" style:font-weight-complex="bold"/>
    </style:style>
    <style:style style:name="T31" style:family="text">
      <style:text-properties fo:color="#2b839f" style:font-name="Menlo-Regular" style:font-name-asian="Menlo-Regular" style:font-name-complex="Menlo-Regular"/>
    </style:style>
    <style:style style:name="T32" style:family="text">
      <style:text-properties fo:color="#2b839f" style:font-name="Menlo1" fo:font-size="10pt" style:font-name-asian="Menlo-Regular" style:font-size-asian="10pt" style:font-name-complex="Menlo-Regular" style:font-size-complex="10pt"/>
    </style:style>
    <style:style style:name="T33" style:family="text">
      <style:text-properties fo:color="#2b839f" style:font-name-asian="Menlo-Regular" style:font-name-complex="Menlo-Regular"/>
    </style:style>
    <style:style style:name="T34" style:family="text">
      <style:text-properties fo:color="#2b839f" style:font-name="Menlo-Regular" fo:font-size="24pt" style:font-name-asian="Menlo-Regular" style:font-size-asian="24pt" style:font-name-complex="Menlo-Regular" style:font-size-complex="24pt"/>
    </style:style>
    <style:style style:name="T35" style:family="text">
      <style:text-properties fo:color="#2b839f" style:font-name="Menlo-Regular" style:font-name-asian="Menlo-Regular" style:font-name-complex="Menlo-Regular"/>
    </style:style>
    <style:style style:name="T36" style:family="text">
      <style:text-properties fo:color="#2b839f" style:font-name="Menlo-Regular" fo:font-size="10pt" style:font-name-asian="Menlo-Regular" style:font-size-asian="10pt" style:font-name-complex="Menlo-Regular" style:font-size-complex="10pt"/>
    </style:style>
    <style:style style:name="T37" style:family="text">
      <style:text-properties fo:color="#2b839f" style:font-name-asian="Menlo-Regular" style:font-name-complex="Menlo-Regular"/>
    </style:style>
    <style:style style:name="T38" style:family="text">
      <style:text-properties fo:color="#2b839f" style:font-name="Menlo1" fo:font-size="10pt" style:font-name-asian="Menlo-Regular" style:font-size-asian="10pt" style:font-name-complex="Menlo-Regular" style:font-size-complex="10pt"/>
    </style:style>
    <style:style style:name="T39" style:family="text">
      <style:text-properties fo:color="#a31515" style:font-name="Menlo-Regular" style:font-name-asian="Menlo-Regular" style:font-name-complex="Menlo-Regular"/>
    </style:style>
    <style:style style:name="T40" style:family="text">
      <style:text-properties fo:color="#a31515" style:font-name="Menlo1" fo:font-size="10pt" style:font-name-asian="Menlo-Regular" style:font-size-asian="10pt" style:font-name-complex="Menlo-Regular" style:font-size-complex="10pt"/>
    </style:style>
    <style:style style:name="T41" style:family="text">
      <style:text-properties fo:color="#a31515" style:font-name-asian="Menlo-Regular" style:font-name-complex="Menlo-Regular"/>
    </style:style>
    <style:style style:name="T42" style:family="text">
      <style:text-properties fo:color="#a31515" style:font-name="Menlo-Regular" fo:font-size="24pt" style:font-name-asian="Menlo-Regular" style:font-size-asian="24pt" style:font-name-complex="Menlo-Regular" style:font-size-complex="24pt"/>
    </style:style>
    <style:style style:name="T43" style:family="text">
      <style:text-properties fo:color="#a31515" style:font-name="Menlo-Regular" fo:font-size="24pt" fo:font-weight="normal" style:font-name-asian="Menlo-Regular" style:font-size-asian="24pt" style:font-weight-asian="normal" style:font-name-complex="Menlo-Regular" style:font-size-complex="24pt" style:font-weight-complex="normal"/>
    </style:style>
    <style:style style:name="T44" style:family="text">
      <style:text-properties fo:color="#a31515" style:font-name="Menlo-Regular" fo:font-size="10pt" style:font-name-asian="Menlo-Regular" style:font-size-asian="10pt" style:font-name-complex="Menlo-Regular" style:font-size-complex="10pt"/>
    </style:style>
    <style:style style:name="T45" style:family="text">
      <style:text-properties fo:color="#a31515" style:font-name="Menlo-Regular" fo:font-weight="normal" style:font-name-asian="Menlo-Regular" style:font-weight-asian="normal" style:font-name-complex="Menlo-Regular" style:font-weight-complex="normal"/>
    </style:style>
    <style:style style:name="T46" style:family="text">
      <style:text-properties fo:color="#a31515" style:font-name="Menlo1" fo:font-size="10pt" style:font-name-asian="Menlo-Regular" style:font-size-asian="10pt" style:font-name-complex="Menlo-Regular" style:font-size-complex="10pt"/>
    </style:style>
    <style:style style:name="T47" style:family="text">
      <style:text-properties fo:color="#a31515" fo:font-weight="normal" style:font-name-asian="Menlo-Regular" style:font-weight-asian="normal" style:font-name-complex="Menlo-Regular" style:font-weight-complex="normal"/>
    </style:style>
    <style:style style:name="T48" style:family="text">
      <style:text-properties fo:color="#0000ff" style:font-name="Menlo-Regular" fo:font-size="10pt" fo:font-weight="bold" style:font-name-asian="Menlo-Regular" style:font-size-asian="10pt" style:font-weight-asian="bold" style:font-name-complex="Menlo-Regular" style:font-size-complex="10pt" style:font-weight-complex="bold"/>
    </style:style>
    <style:style style:name="T49" style:family="text">
      <style:text-properties fo:color="#0000ff" style:font-name="Menlo-Regular" fo:font-weight="normal" style:font-name-asian="Menlo-Regular" style:font-weight-asian="normal" style:font-name-complex="Menlo-Regular" style:font-weight-complex="normal"/>
    </style:style>
    <style:style style:name="T50" style:family="text">
      <style:text-properties fo:color="#0000ff" style:font-name="Menlo-Regular" style:font-name-asian="Menlo-Regular" style:font-name-complex="Menlo-Regular"/>
    </style:style>
    <style:style style:name="T51" style:family="text">
      <style:text-properties fo:color="#0000ff" style:font-name="Menlo1" fo:font-size="10pt" style:font-name-asian="Menlo-Regular" style:font-size-asian="10pt" style:font-name-complex="Menlo-Regular" style:font-size-complex="10pt"/>
    </style:style>
    <style:style style:name="T52" style:family="text">
      <style:text-properties fo:color="#0000ff" style:font-name-asian="Menlo-Regular" style:font-name-complex="Menlo-Regular"/>
    </style:style>
    <style:style style:name="T53" style:family="text">
      <style:text-properties fo:color="#0000ff" style:font-name="Menlo-Regular" fo:font-size="24pt" style:font-name-asian="Menlo-Regular" style:font-size-asian="24pt" style:font-name-complex="Menlo-Regular" style:font-size-complex="24pt"/>
    </style:style>
    <style:style style:name="T54" style:family="text">
      <style:text-properties fo:color="#0000ff" style:font-name="Menlo-Regular" fo:font-size="24pt" fo:font-weight="normal" style:font-name-asian="Menlo-Regular" style:font-size-asian="24pt" style:font-weight-asian="normal" style:font-name-complex="Menlo-Regular" style:font-size-complex="24pt" style:font-weight-complex="normal"/>
    </style:style>
    <style:style style:name="T55" style:family="text">
      <style:text-properties fo:color="#0000ff" style:font-name="Menlo-Regular" style:font-name-asian="Menlo-Regular" style:font-name-complex="Menlo-Regular"/>
    </style:style>
    <style:style style:name="T56" style:family="text">
      <style:text-properties fo:color="#0000ff" style:font-name="Menlo-Regular" fo:font-size="10pt" style:font-name-asian="Menlo-Regular" style:font-size-asian="10pt" style:font-name-complex="Menlo-Regular" style:font-size-complex="10pt"/>
    </style:style>
    <style:style style:name="T57" style:family="text">
      <style:text-properties fo:color="#0000ff" style:font-name="Menlo-Regular" fo:font-weight="normal" style:font-name-asian="Menlo-Regular" style:font-weight-asian="normal" style:font-name-complex="Menlo-Regular" style:font-weight-complex="normal"/>
    </style:style>
    <style:style style:name="T58" style:family="text">
      <style:text-properties fo:color="#0000ff" style:font-name-asian="Menlo-Regular" style:font-name-complex="Menlo-Regular"/>
    </style:style>
    <style:style style:name="T59" style:family="text">
      <style:text-properties fo:color="#0000ff" style:font-name="Menlo1" fo:font-size="10pt" style:font-name-asian="Menlo-Regular" style:font-size-asian="10pt" style:font-name-complex="Menlo-Regular" style:font-size-complex="10pt"/>
    </style:style>
    <style:style style:name="T60" style:family="text">
      <style:text-properties fo:color="#0000ff" fo:font-weight="normal" style:font-name-asian="Menlo-Regular" style:font-weight-asian="normal" style:font-name-complex="Menlo-Regular" style:font-weight-complex="normal"/>
    </style:style>
    <style:style style:name="T61" style:family="text">
      <style:text-properties fo:color="#008000" style:font-name="Menlo-Regular" fo:font-size="24pt" style:font-name-asian="Menlo-Regular" style:font-size-asian="24pt" style:font-name-complex="Menlo-Regular" style:font-size-complex="24pt"/>
    </style:style>
    <style:style style:name="T62" style:family="text">
      <style:text-properties fo:color="#008000" style:font-name="Menlo-Regular" style:font-name-asian="Menlo-Regular" style:font-name-complex="Menlo-Regular"/>
    </style:style>
    <style:style style:name="T63" style:family="text">
      <style:text-properties fo:color="#008000" style:font-name-asian="Menlo-Regular" style:font-name-complex="Menlo-Regular"/>
    </style:style>
    <style:style style:name="T64" style:family="text">
      <style:text-properties style:font-name-asian="Menlo-Regular" style:font-name-complex="Menlo-Regular"/>
    </style:style>
    <style:style style:name="T65" style:family="text">
      <style:text-properties fo:color="#ff0000"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fo:color="#ff0000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XIBFiles Tutorial</text:h>
      <text:p text:style-name="P1">Getting Started: <text:span text:style-name="T9">Start a new project in XCode.</text:span></text:p>
      <text:p text:style-name="P2"><text:tab/><text:tab/><text:tab/>-- use the “Empty Application” Template</text:p>
      <text:p text:style-name="P2"><text:tab/><text:tab/><text:tab/>-- call the project “XIBFiles”</text:p>
      <text:p text:style-name="P2"><text:tab/><text:tab/><text:tab/>-- enable Automatic Reference Counting</text:p>
      <text:p text:style-name="P2"><text:tab/><text:tab/><text:tab/>-- Do not use Storyboards</text:p>
      <text:p text:style-name="P2"><text:tab/><text:tab/><text:tab/>-- Set the Device for iPhone only</text:p>
      <text:h text:style-name="Heading_20_3" text:outline-level="3">Part 1</text:h>
      <text:p text:style-name="Text_20_body"><text:span text:style-name="T2">Objective:</text:span> Add a new UIViewController that uses a XIB file to the project, and display that as the rootViewController of the application.</text:p>
      <text:list xml:id="list122580674" text:style-name="L1">
        <text:list-item>
          <text:p text:style-name="P6"><text:span text:style-name="T6">Right-click on the </text:span><text:span text:style-name="T4">XIBFiles </text:span><text:span text:style-name="T9">group in the Project Explorer and select </text:span><text:span text:style-name="T8">New File</text:span><text:span text:style-name="T9">.</text:span></text:p>
        </text:list-item>
        <text:list-item>
          <text:p text:style-name="P6"><text:span text:style-name="T9">Select </text:span><text:span text:style-name="T8">iOS-&gt;Cocoa Touch--&gt;Objective-C Class</text:span><text:span text:style-name="T9"> and click </text:span><text:span text:style-name="T8">Next</text:span><text:span text:style-name="T9">.</text:span></text:p>
        </text:list-item>
        <text:list-item>
          <text:p text:style-name="P6"><text:span text:style-name="T9">Name the class </text:span><text:span text:style-name="T4">ExampleViewController.</text:span></text:p>
        </text:list-item>
        <text:list-item>
          <text:p text:style-name="P11"><text:span text:style-name="T6">Select </text:span><text:span text:style-name="T2">UIViewController </text:span><text:span text:style-name="T6">from the </text:span><text:span text:style-name="T2">Subclass of</text:span><text:span text:style-name="T6"> selection box.</text:span></text:p>
        </text:list-item>
        <text:list-item>
          <text:p text:style-name="P11"><text:span text:style-name="T6">Ensure </text:span><text:span text:style-name="T2">With XIB for user interface</text:span><text:span text:style-name="T6"> is selected.</text:span></text:p>
        </text:list-item>
        <text:list-item>
          <text:p text:style-name="P11"><text:span text:style-name="T6">Click </text:span><text:span text:style-name="T2">Next</text:span><text:span text:style-name="T6">, and then </text:span><text:span text:style-name="T2">Create. <text:s/></text:span><text:span text:style-name="T6">(Ensure you're in the correct folder.)</text:span></text:p>
        </text:list-item>
      </text:list>
      <text:p text:style-name="P10"><text:span text:style-name="T6"/></text:p>
      <text:p text:style-name="P10"><text:span text:style-name="T6"><text:tab/></text:span><text:span text:style-name="T2">WHAT THIS DOES:</text:span><text:span text:style-name="T6"> The above steps added three files to the project, the .h, .m, and .xib files <text:tab/>for the ExampleViewController.</text:span></text:p>
      <text:p text:style-name="P10"><text:span text:style-name="T6"/></text:p>
      <text:list xml:id="list1673302359" text:continue-numbering="true" text:style-name="L1">
        <text:list-item>
          <text:p text:style-name="P11"><text:span text:style-name="T6">Select </text:span><text:span text:style-name="T4">ExampleViewController.xib</text:span><text:span text:style-name="T6"> to open the XIB file in the XIB editor.</text:span></text:p>
        </text:list-item>
        <text:list-item>
          <text:p text:style-name="P11"><text:span text:style-name="T6">Open the </text:span><text:span text:style-name="T2">Object Library.</text:span><text:span text:style-name="T6"> <text:s/>(View--&gt;Utilities--&gt;Show Object Library)</text:span></text:p>
        </text:list-item>
        <text:list-item>
          <text:p text:style-name="P11"><text:span text:style-name="T6">Select the </text:span><text:span text:style-name="T2">Round Rect Button</text:span><text:span text:style-name="T6"> and drag it onto the XIB.</text:span></text:p>
        </text:list-item>
        <text:list-item>
          <text:p text:style-name="P11"><text:span text:style-name="T6">Add the following code to the d</text:span><text:span text:style-name="T4">idFinishLaunchingWithOptions:</text:span><text:span text:style-name="T6">selector in </text:span><text:span text:style-name="T2">AppDelegate.m</text:span></text:p>
          <text:p text:style-name="P4"><text:span text:style-name="T12">- (BOOL)application:(UIApplication *)application didFinishLaunchingWithOptions:(NSDictionary *)launchOptions{<text:line-break/><text:tab/>self.window = [[UIWindow alloc] initWithFrame:[[UIScreen mainScreen] bounds]];<text:line-break/><text:tab/>// Override point for customization after application launch.<text:line-break/><text:tab/></text:span><text:span text:style-name="T51">self</text:span><text:span text:style-name="T19">.</text:span><text:span text:style-name="T32">window</text:span><text:span text:style-name="T19">.</text:span><text:span text:style-name="T32">rootViewController</text:span><text:span text:style-name="T19"> = [[</text:span><text:span text:style-name="T32">ExampleViewController</text:span><text:span text:style-name="T19"> </text:span><text:span text:style-name="T32">alloc</text:span><text:span text:style-name="T19">] </text:span><text:span text:style-name="T32">initWithNibName</text:span><text:span text:style-name="T19">:</text:span><text:span text:style-name="T40">@"ExampleViewController"</text:span><text:span text:style-name="T19"> </text:span><text:span text:style-name="T32">bundle</text:span><text:span text:style-name="T19">:</text:span><text:span text:style-name="T51">nil</text:span><text:span text:style-name="T19">];</text:span><text:span text:style-name="T12"><text:line-break/><text:tab/>self.window.backgroundColor = [UIColor whiteColor];<text:line-break/><text:tab/>[self.window makeKeyAndVisible];<text:line-break/><text:tab/>return YES;<text:line-break/>}</text:span></text:p>
          <text:p text:style-name="P8">What this does: <text:span text:style-name="T9">This will create a new instance of the ExampleViewController class, initializing it with a XIB file. <text:s/>Setting the rootViewController to this new viewController will automatically display it on the screen.</text:span></text:p>
        </text:list-item>
      </text:list>
      <text:p text:style-name="Text_20_body"><text:soft-page-break/></text:p>
      <text:list xml:id="list2097574002" text:continue-numbering="true" text:style-name="L1">
        <text:list-item>
          <text:p text:style-name="P6"><text:span text:style-name="T65">ERROR:</text:span><text:span text:style-name="T27"> There is now an error in the code. This is because the </text:span><text:span text:style-name="T29">ExampleViewController </text:span><text:span text:style-name="T27">class wasn't </text:span><text:span text:style-name="T28">imported </text:span><text:span text:style-name="T27">into the class that was using it.</text:span><text:span text:style-name="T9"><text:line-break/></text:span></text:p>
        </text:list-item>
        <text:list-item>
          <text:p text:style-name="P6"><text:span text:style-name="T9">Add the following code to the top of </text:span><text:span text:style-name="T8">AppDelegate.m</text:span><text:span text:style-name="T9">.</text:span></text:p>
          <text:p text:style-name="P13"><text:span text:style-name="T60">#import </text:span><text:span text:style-name="T47">"ExampleViewController.h"</text:span></text:p>
          <text:p text:style-name="P6"><text:span text:style-name="T8">What this does:</text:span><text:span text:style-name="T9"> This imports the class definition for </text:span><text:span text:style-name="T4">ExampleViewController </text:span><text:span text:style-name="T9">so the compiler knows what to do with it.<text:line-break/></text:span></text:p>
        </text:list-item>
        <text:list-item>
          <text:p text:style-name="P8"><text:span text:style-name="T7">RUN THE APP.</text:span><text:span text:style-name="T9"> The screen should appear with the new button on the screen. <text:s/>Clicking on the button doesn't do anything!</text:span></text:p>
        </text:list-item>
      </text:list>
      <text:p text:style-name="P1"><text:span text:style-name="T9"><text:tab/></text:span></text:p>
      <text:p text:style-name="P1"><text:span text:style-name="T9"><text:tab/></text:span><text:span text:style-name="T7">NOTE:</text:span><text:span text:style-name="T9"> </text:span><text:span text:style-name="T7"><text:s/></text:span><text:span text:style-name="T9">At this point, this application, that was created from an </text:span><text:span text:style-name="T4">Empty Application </text:span><text:span text:style-name="T9">template, is <text:tab/>effectively the same as an application created from a </text:span><text:span text:style-name="T4">Single View Application</text:span><text:span text:style-name="T9"> template.</text:span></text:p>
      <text:p text:style-name="P1"><text:span text:style-name="T9"/></text:p>
      <text:list xml:id="list1037886216" text:continue-numbering="true" text:style-name="L1">
        <text:list-item>
          <text:p text:style-name="P6"><text:span text:style-name="T9">Select the </text:span><text:span text:style-name="T4">ExampleViewController.xib</text:span><text:span text:style-name="T9"> file and open the </text:span><text:span text:style-name="T8">Assistant Editor</text:span><text:span text:style-name="T9"> (View--&gt;Assistant Editor--&gt;Show Assistant Editor). Double-check to ensure that the file opened in the Assistant Editor is </text:span><text:span text:style-name="T4">ExampleViewController.h</text:span><text:span text:style-name="T9">.<text:line-break/></text:span></text:p>
        </text:list-item>
        <text:list-item>
          <text:p text:style-name="P6"><text:span text:style-name="T9">Right click on the button in the XIB file, and drag from </text:span><text:span text:style-name="T8">Touch Up Inside</text:span><text:span text:style-name="T9"> over to the opened .h file. Drag to an empty line between the </text:span><text:span text:style-name="T8">@interface </text:span><text:span text:style-name="T9">and </text:span><text:span text:style-name="T8">@end</text:span><text:span text:style-name="T9"> directives. <text:s/>Releasing the mouse will cause a pop-up to appear. <text:s/>Enter </text:span><text:span text:style-name="T4">myButtonClick </text:span><text:span text:style-name="T9">into the name and press </text:span><text:span text:style-name="T8">Connect</text:span><text:span text:style-name="T9">.<text:line-break/></text:span></text:p>
        </text:list-item>
        <text:list-item>
          <text:p text:style-name="P6"><text:span text:style-name="T9">Close the Assitant Editor.<text:line-break/></text:span></text:p>
        </text:list-item>
        <text:list-item>
          <text:p text:style-name="P6"><text:span text:style-name="T9">Open </text:span><text:span text:style-name="T4">ExampleViewController.m</text:span><text:span text:style-name="T5"> </text:span><text:span text:style-name="T9">and scroll down to the bottom to find the newly created</text:span><text:span text:style-name="T8"> </text:span><text:span text:style-name="T4">myButtonClick: </text:span><text:span text:style-name="T9">selector. <text:s/>Notice the grey circle in the margin beside this line. <text:s/>Selecting this will display the connection in the XIB, and clicking on that connection will open the XIB file.<text:line-break/><text:line-break/></text:span><text:span text:style-name="T8">WHAT THIS DOES:</text:span><text:span text:style-name="T9"> The above steps created a link between the UIButton and the newly created selector in the class.</text:span></text:p>
          <text:p text:style-name="P6"><text:span text:style-name="T9"/></text:p>
        </text:list-item>
        <text:list-item>
          <text:p text:style-name="P6"><text:span text:style-name="T9">Add the following code to the newly created </text:span><text:span text:style-name="T4">myButtonClick </text:span><text:span text:style-name="T9">selector in </text:span><text:span text:style-name="T4">ExampleViewController.m</text:span></text:p>
          <text:p text:style-name="P3"><text:span text:style-name="T14">-(void)myButtonClick:(id)sender{</text:span><text:span text:style-name="T17"><text:line-break/><text:tab/></text:span><text:span text:style-name="T31">NSLog</text:span><text:span text:style-name="T18">(</text:span><text:span text:style-name="T39">@"The button was clicked:%@"</text:span><text:span text:style-name="T18">, sender);<text:line-break/></text:span><text:span text:style-name="T15">}</text:span></text:p>
        </text:list-item>
      </text:list>
      <text:p text:style-name="Text_20_body"/>
      <text:list xml:id="list2094635132" text:continue-numbering="true" text:style-name="L1">
        <text:list-item>
          <text:p text:style-name="P6"><text:span text:style-name="T2">RUN THE APP.</text:span> <text:s/>This will display the message “The button was clicked” in the console whenever the button is clicked. <text:s/>You'll need to display the console within XCode (⇧⌘C)</text:p>
        </text:list-item>
      </text:list>
      <text:h text:style-name="Heading_20_3" text:outline-level="3"><text:soft-page-break/>Part 2</text:h>
      <text:p text:style-name="Text_20_body"><text:span text:style-name="T2">Objective:</text:span> Add a UILabel to the screen.</text:p>
      <text:list xml:id="list1036422007" text:continue-numbering="true" text:style-name="L1">
        <text:list-item>
          <text:p text:style-name="P6"><text:span text:style-name="T9">With the </text:span><text:span text:style-name="T4">ExampleViewController.xib</text:span><text:span text:style-name="T9"> selected, drag a UILabel from the Object Library onto the screen. <text:s/>(This is a similar process to adding the UIButton that was added in a previous step.) <text:line-break/></text:span></text:p>
        </text:list-item>
        <text:list-item>
          <text:p text:style-name="P6"><text:span text:style-name="T9">Open the Assistant Editor (ensure the file it has opened is </text:span><text:span text:style-name="T4">ExampleViewController.h</text:span><text:span text:style-name="T9">). <text:s/>Right click on the label and select </text:span><text:span text:style-name="T8">New Referencing Outlet</text:span><text:span text:style-name="T9">. <text:s/>Drag that over to the code in the Assistant Editor below the </text:span><text:span text:style-name="T8">@interface</text:span><text:span text:style-name="T9"> directive. <text:s/>Set the </text:span><text:span text:style-name="T8">name</text:span><text:span text:style-name="T9"> of the outlet as </text:span><text:span text:style-name="T4">myLabel</text:span><text:span text:style-name="T9"> and press Connect.</text:span></text:p>
          <text:p text:style-name="P6"><text:span text:style-name="T8">What this does:</text:span><text:span text:style-name="T9"> This creates a public property called </text:span><text:span text:style-name="T4">myLabel</text:span><text:span text:style-name="T9">. <text:s/>Note that the same Referencing Outlet can be made directly in the </text:span><text:span text:style-name="T4">ExampleViewController.m </text:span><text:span text:style-name="T9">file, but that would be a private property.<text:line-break/></text:span></text:p>
        </text:list-item>
        <text:list-item>
          <text:p text:style-name="P6"><text:span text:style-name="T9">Now let's talk to the button! Add the following code after the NSLog line in the </text:span><text:span text:style-name="T4">buttonClick:</text:span><text:span text:style-name="T5"> </text:span><text:span text:style-name="T9">selector.</text:span></text:p>
          <text:p text:style-name="P5"><text:span text:style-name="T12">NSLog(@"The button was clicked: %@", sender);</text:span><text:span text:style-name="T19"><text:line-break/></text:span><text:span text:style-name="T51">self</text:span><text:span text:style-name="T19">.</text:span><text:span text:style-name="T32">myLabel</text:span><text:span text:style-name="T19">.</text:span><text:span text:style-name="T32">text</text:span><text:span text:style-name="T19"> = </text:span><text:span text:style-name="T40">@"Goodbye"</text:span><text:span text:style-name="T19">;</text:span></text:p>
          <text:p text:style-name="P9"><text:span text:style-name="T8">What this does:</text:span><text:span text:style-name="T7"> This changes the text being displayed by the label when the button is clicked.<text:line-break/></text:span></text:p>
        </text:list-item>
        <text:list-item>
          <text:p text:style-name="P8">RUN THE APP.<text:span text:style-name="T6"> Now when you click on the button, the text in the label will chang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enlo" svg:font-family="Menlo"/>
    <style:font-face style:name="Menlo-Regular" svg:font-family="Menlo-Regular"/>
    <style:font-face style:name="Menlo1" svg:font-family="Menl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mes Eberhardt</meta:initial-creator>
    <meta:creation-date>2012-10-30T15:56:37</meta:creation-date>
    <dc:date>2012-11-03T15:13:43</dc:date>
    <dc:creator>James Eberhardt</dc:creator>
    <meta:editing-duration>PT4H52M57S</meta:editing-duration>
    <meta:editing-cycles>19</meta:editing-cycles>
    <meta:generator>OpenOffice.org/3.3$Unix OpenOffice.org_project/330m20$Build-9567</meta:generator>
    <meta:document-statistic meta:table-count="0" meta:image-count="0" meta:object-count="0" meta:page-count="3" meta:paragraph-count="45" meta:word-count="743" meta:character-count="4862"/>
  </office:meta>
</office:document-meta>
</file>